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8.5cm" style:rel-column-width="32767*"/>
    </style:style>
    <style:style style:name="Taula4.B" style:family="table-column">
      <style:table-column-properties style:column-width="8.5cm" style:rel-column-width="32768*"/>
    </style:style>
    <style:style style:name="Taula4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8.5cm" style:rel-column-width="32767*"/>
    </style:style>
    <style:style style:name="Taula6.B" style:family="table-column">
      <style:table-column-properties style:column-width="8.5cm" style:rel-column-width="32768*"/>
    </style:style>
    <style:style style:name="Taula6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B1" style:family="table-cell">
      <style:table-cell-properties fo:background-color="#b2b2b2" fo:padding="0.097cm" fo:border="0.05pt solid #000000">
        <style:background-image/>
      </style:table-cell-properties>
    </style:style>
    <style:style style:name="Tau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8.5cm" style:rel-column-width="32767*"/>
    </style:style>
    <style:style style:name="Taula8.B" style:family="table-column">
      <style:table-column-properties style:column-width="8.5cm" style:rel-column-width="32768*"/>
    </style:style>
    <style:style style:name="Taula8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u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 style:shadow="none" style:writing-mode="lr-tb"/>
    </style:style>
    <style:style style:name="Taula9.A" style:family="table-column">
      <style:table-column-properties style:column-width="8.5cm" style:rel-column-width="32767*"/>
    </style:style>
    <style:style style:name="Taula9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background-color="#b2b2b2" fo:padding="0.097cm" fo:border="0.05pt solid #000000">
        <style:background-image/>
      </style:table-cell-properties>
    </style:style>
    <style:style style:name="Taula9.A2" style:family="table-cell">
      <style:table-cell-properties fo:padding="0.097cm" fo:border-left="0.05pt solid #000000" fo:border-right="none" fo:border-top="none" fo:border-bottom="0.05pt solid #000000"/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 style:shadow="none" style:writing-mode="lr-tb"/>
    </style:style>
    <style:style style:name="Taula10.A" style:family="table-column">
      <style:table-column-properties style:column-width="8.5cm" style:rel-column-width="32767*"/>
    </style:style>
    <style:style style:name="Taula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background-color="#b2b2b2" fo:padding="0.097cm" fo:border="0.05pt solid #000000">
        <style:background-image/>
      </style:table-cell-properties>
    </style:style>
    <style:style style:name="Taula10.A2" style:family="table-cell">
      <style:table-cell-properties fo:padding="0.097cm" fo:border-left="0.05pt solid #000000" fo:border-right="none" fo:border-top="none" fo:border-bottom="0.05pt solid #000000"/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 style:writing-mode="lr-tb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-left="none" fo:border-right="none" fo:border-top="1pt solid #6666ff" fo:border-bottom="none"/>
    </style:style>
    <style:style style:name="Taula12" style:family="table">
      <style:table-properties style:width="17cm" table:align="margins" style:shadow="none" style:writing-mode="lr-tb"/>
    </style:style>
    <style:style style:name="Taula12.A" style:family="table-column">
      <style:table-column-properties style:column-width="8.5cm" style:rel-column-width="32767*"/>
    </style:style>
    <style:style style:name="Taula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background-color="#b2b2b2" fo:padding="0.097cm" fo:border="0.05pt solid #000000">
        <style:background-image/>
      </style:table-cell-properties>
    </style:style>
    <style:style style:name="Taula12.A2" style:family="table-cell">
      <style:table-cell-properties fo:padding="0.097cm" fo:border-left="0.05pt solid #000000" fo:border-right="none" fo:border-top="none" fo:border-bottom="0.05pt solid #000000"/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text-properties style:font-name="Tahoma1" fo:font-weight="bold" officeooo:paragraph-rsid="0008183c" style:font-weight-asian="bold" style:font-name-complex="Tahoma1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6pt" officeooo:paragraph-rsid="00090d4b" style:font-size-asian="6pt" style:font-size-complex="6pt"/>
    </style:style>
    <style:style style:name="P7" style:family="paragraph" style:parent-style-name="Table_20_Contents">
      <style:text-properties fo:font-size="6pt" officeooo:paragraph-rsid="000a9031" style:font-size-asian="6pt" style:font-size-complex="6pt"/>
    </style:style>
    <style:style style:name="P8" style:family="paragraph" style:parent-style-name="Table_20_Contents">
      <style:text-properties fo:font-size="6pt" officeooo:paragraph-rsid="0010ca48" style:font-size-asian="6pt" style:font-size-complex="6pt"/>
    </style:style>
    <style:style style:name="P9" style:family="paragraph" style:parent-style-name="Table_20_Contents">
      <style:text-properties fo:font-size="6pt" officeooo:paragraph-rsid="00138740" style:font-size-asian="6pt" style:font-size-complex="6pt"/>
    </style:style>
    <style:style style:name="P10" style:family="paragraph" style:parent-style-name="Table_20_Contents">
      <style:text-properties fo:font-size="6pt" officeooo:paragraph-rsid="0018798f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0dbf2d" officeooo:paragraph-rsid="0012830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16eab7" officeooo:paragraph-rsid="0016eab7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18185" officeooo:paragraph-rsid="00218185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272ad" officeooo:paragraph-rsid="002272a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3a110" officeooo:paragraph-rsid="0023a11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12830d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16eab7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218185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9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officeooo:rsid="000a9031" officeooo:paragraph-rsid="000a9031" style:font-size-asian="15pt" style:font-weight-asian="bold" style:font-size-complex="15pt" style:font-weight-complex="bold"/>
    </style:style>
    <style:style style:name="P20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officeooo:rsid="00090d4b" officeooo:paragraph-rsid="00090d4b" style:font-size-asian="15pt" style:font-weight-asian="bold" style:font-size-complex="15pt" style:font-weight-complex="bold"/>
    </style:style>
    <style:style style:name="P21" style:family="paragraph" style:parent-style-name="Standard" style:master-page-name="">
      <style:paragraph-properties fo:margin-top="0.101cm" fo:margin-bottom="0.101cm" loext:contextual-spacing="false" style:page-number="auto" style:writing-mode="lr-tb"/>
      <style:text-properties style:font-name="Tahoma1" fo:font-size="15pt" fo:font-weight="bold" officeooo:rsid="0010ca48" officeooo:paragraph-rsid="0010ca48" style:font-size-asian="15pt" style:font-weight-asian="bold" style:font-size-complex="15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font-name="Tahoma1" fo:font-size="12pt" officeooo:rsid="000f904b" officeooo:paragraph-rsid="000f904b" style:font-size-asian="12pt" style:font-size-complex="12pt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c7ca8" officeooo:paragraph-rsid="000c7ca8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a224" officeooo:paragraph-rsid="000aa224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5" style:family="paragraph" style:parent-style-name="Standard" style:master-page-name="">
      <loext:graphic-properties draw:fill="none"/>
      <style:paragraph-properties fo:margin-left="0.6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Tahoma1" fo:font-size="12pt" officeooo:paragraph-rsid="000dbf2d" style:font-size-asian="12pt" style:font-size-complex="12pt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.6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Tahoma1" fo:font-size="12pt" officeooo:rsid="000e7563" officeooo:paragraph-rsid="000fd15f" style:font-size-asian="12pt" style:font-size-complex="12pt"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2830d" officeooo:paragraph-rsid="0012830d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8ffb5" officeooo:paragraph-rsid="0018ffb5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96dd5" officeooo:paragraph-rsid="00196dd5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aaa2f" officeooo:paragraph-rsid="001aaa2f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c0bcd" officeooo:paragraph-rsid="001c0bcd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c1878" officeooo:paragraph-rsid="001c1878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ded27" officeooo:paragraph-rsid="001ded27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1070fe" officeooo:paragraph-rsid="0015317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1070fe" officeooo:paragraph-rsid="00188a0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top="0.199cm" fo:margin-bottom="0.101cm" loext:contextual-spacing="false" style:page-number="auto" style:writing-mode="lr-tb"/>
      <style:text-properties style:font-name="Tahoma1" fo:font-size="15pt" fo:font-weight="bold" officeooo:rsid="00138740" officeooo:paragraph-rsid="00138740" style:font-size-asian="15pt" style:font-weight-asian="bold" style:font-size-complex="15pt" style:font-weight-complex="bold"/>
    </style:style>
    <style:style style:name="P37" style:family="paragraph" style:parent-style-name="Standard" style:master-page-name="">
      <style:paragraph-properties fo:margin-top="0.199cm" fo:margin-bottom="0.101cm" loext:contextual-spacing="false" style:page-number="auto" style:writing-mode="lr-tb"/>
      <style:text-properties style:font-name="Tahoma1" fo:font-size="15pt" fo:font-weight="bold" officeooo:rsid="0018798f" officeooo:paragraph-rsid="0018798f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1070fe" officeooo:paragraph-rsid="00295eb1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9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2be083" officeooo:paragraph-rsid="002be083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0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2c21b3" officeooo:paragraph-rsid="002c21b3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1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normal" officeooo:rsid="002deb9b" officeooo:paragraph-rsid="002deb9b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2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normal" officeooo:rsid="002ec64f" officeooo:paragraph-rsid="002ec64f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3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normal" officeooo:rsid="0030bbb4" officeooo:paragraph-rsid="0030bbb4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4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0916c1" officeooo:paragraph-rsid="000916c1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5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093c38" officeooo:paragraph-rsid="00093c38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6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097682" officeooo:paragraph-rsid="00097682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7" style:family="paragraph" style:parent-style-name="Standard" style:master-page-name="Standard">
      <style:paragraph-properties style:page-number="auto"/>
      <style:text-properties style:use-window-font-color="true" style:font-name="Tahoma1" fo:font-size="12pt" fo:language="zxx" fo:country="none" fo:font-weight="normal" officeooo:rsid="0008183c" officeooo:paragraph-rsid="0008e58a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48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327abc" officeooo:paragraph-rsid="00327abc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9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3bfd08" officeooo:paragraph-rsid="003bfd08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0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3d3a14" officeooo:paragraph-rsid="003d3a14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1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3d3a14" officeooo:paragraph-rsid="003f0870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2" style:family="paragraph" style:parent-style-name="Standard">
      <style:paragraph-properties fo:margin-top="0.199cm" fo:margin-bottom="0.199cm" loext:contextual-spacing="false" style:writing-mode="lr-tb"/>
      <style:text-properties style:use-window-font-color="true" style:font-name="Tahoma" fo:font-size="12pt" fo:language="zxx" fo:country="none" fo:font-weight="normal" officeooo:rsid="0030bbb4" officeooo:paragraph-rsid="0039bac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3f1856" officeooo:paragraph-rsid="003f1856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top="0.199cm" fo:margin-bottom="0.101cm" loext:contextual-spacing="false" style:page-number="auto" style:writing-mode="lr-tb"/>
      <style:text-properties style:font-name="Tahoma1" fo:font-size="15pt" fo:font-weight="bold" officeooo:rsid="003ef939" officeooo:paragraph-rsid="003ef939" style:font-size-asian="15pt" style:font-weight-asian="bold" style:font-size-complex="15pt" style:font-weight-complex="bold"/>
    </style:style>
    <style:style style:name="P55" style:family="paragraph" style:parent-style-name="Table_20_Contents">
      <style:text-properties style:use-window-font-color="true" style:font-name="Tahoma" fo:font-size="12pt" fo:language="zxx" fo:country="none" fo:font-weight="normal" officeooo:rsid="0030bbb4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56" style:family="paragraph" style:parent-style-name="Table_20_Contents">
      <style:text-properties style:use-window-font-color="true" style:font-name="Tahoma" fo:font-size="12pt" fo:language="zxx" fo:country="none" fo:font-weight="normal" officeooo:rsid="0030bbb4" officeooo:paragraph-rsid="0033fb46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57" style:family="paragraph" style:parent-style-name="Table_20_Contents">
      <style:text-properties style:use-window-font-color="true" style:font-name="Tahoma" fo:font-size="12pt" fo:language="zxx" fo:country="none" fo:font-weight="normal" officeooo:rsid="0030bbb4" officeooo:paragraph-rsid="0035e393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58" style:family="paragraph" style:parent-style-name="Table_20_Contents">
      <style:text-properties style:use-window-font-color="true" style:font-name="Tahoma" fo:font-size="12pt" fo:language="zxx" fo:country="none" fo:font-weight="normal" officeooo:rsid="0030bbb4" officeooo:paragraph-rsid="00364c36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59" style:family="paragraph" style:parent-style-name="Table_20_Contents">
      <style:text-properties style:use-window-font-color="true" style:font-name="Tahoma" fo:font-size="12pt" fo:language="zxx" fo:country="none" fo:font-weight="normal" officeooo:rsid="0030bbb4" officeooo:paragraph-rsid="0036a41b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0" style:family="paragraph" style:parent-style-name="Table_20_Contents">
      <style:text-properties style:use-window-font-color="true" style:font-name="Tahoma" fo:font-size="12pt" fo:language="zxx" fo:country="none" fo:font-weight="normal" officeooo:rsid="0030bbb4" officeooo:paragraph-rsid="0037e327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1" style:family="paragraph" style:parent-style-name="Table_20_Contents">
      <style:text-properties style:use-window-font-color="true" style:font-name="Tahoma" fo:font-size="12pt" fo:language="zxx" fo:country="none" fo:font-weight="normal" officeooo:rsid="0030bbb4" officeooo:paragraph-rsid="0039bac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2" style:family="paragraph" style:parent-style-name="Table_20_Contents">
      <style:text-properties style:use-window-font-color="true" style:font-name="Tahoma" fo:font-size="12pt" fo:language="zxx" fo:country="none" fo:font-weight="normal" officeooo:rsid="0030bbb4" officeooo:paragraph-rsid="003f087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3" style:family="paragraph" style:parent-style-name="Table_20_Contents">
      <style:text-properties style:use-window-font-color="true" style:font-name="Tahoma" fo:font-size="12pt" fo:language="zxx" fo:country="none" fo:font-weight="normal" officeooo:rsid="004044a4" officeooo:paragraph-rsid="004044a4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4" style:family="paragraph" style:parent-style-name="Table_20_Contents">
      <style:text-properties style:use-window-font-color="true" style:font-name="Tahoma" fo:font-size="12pt" fo:language="zxx" fo:country="none" fo:font-weight="normal" officeooo:rsid="0040af54" officeooo:paragraph-rsid="0040af54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5" style:family="paragraph" style:parent-style-name="Table_20_Contents">
      <style:text-properties style:use-window-font-color="true" style:font-name="Tahoma" fo:font-size="12pt" fo:language="zxx" fo:country="none" fo:font-weight="normal" officeooo:rsid="00413958" officeooo:paragraph-rsid="00413958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6" style:family="paragraph" style:parent-style-name="Table_20_Contents">
      <style:text-properties style:use-window-font-color="true" style:font-name="Tahoma" fo:font-size="12pt" fo:language="zxx" fo:country="none" fo:font-weight="normal" officeooo:rsid="0042ab04" officeooo:paragraph-rsid="0042ab04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7" style:family="paragraph" style:parent-style-name="Table_20_Contents">
      <style:text-properties style:use-window-font-color="true" style:font-name="Tahoma" fo:font-size="12pt" fo:language="zxx" fo:country="none" fo:font-weight="normal" officeooo:rsid="00434e28" officeooo:paragraph-rsid="00434e28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8" style:family="paragraph" style:parent-style-name="Table_20_Contents">
      <style:text-properties style:use-window-font-color="true" style:font-name="Tahoma" fo:font-size="12pt" fo:language="zxx" fo:country="none" fo:font-weight="normal" officeooo:rsid="00435bca" officeooo:paragraph-rsid="00435bca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69" style:family="paragraph" style:parent-style-name="Table_20_Contents">
      <style:text-properties style:use-window-font-color="true" style:font-name="Tahoma" fo:font-size="12pt" fo:language="zxx" fo:country="none" fo:font-weight="bold" officeooo:rsid="0030bbb4" officeooo:paragraph-rsid="0033fb46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70" style:family="paragraph" style:parent-style-name="Table_20_Contents">
      <style:text-properties style:use-window-font-color="true" style:font-name="Tahoma" fo:font-size="12pt" fo:language="zxx" fo:country="none" fo:font-weight="bold" officeooo:rsid="0030bbb4" officeooo:paragraph-rsid="0039bac0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71" style:family="paragraph" style:parent-style-name="Table_20_Contents">
      <style:text-properties style:use-window-font-color="true" style:font-name="Tahoma" fo:font-size="12pt" fo:language="zxx" fo:country="none" fo:font-weight="bold" officeooo:rsid="003a4ce7" officeooo:paragraph-rsid="003a4ce7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72" style:family="paragraph" style:parent-style-name="Table_20_Contents">
      <style:text-properties style:use-window-font-color="true" style:font-name="Tahoma" fo:font-size="12pt" fo:language="zxx" fo:country="none" fo:font-weight="bold" officeooo:rsid="003f0870" officeooo:paragraph-rsid="003f0870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73" style:family="paragraph" style:parent-style-name="Table_20_Contents">
      <style:text-properties style:use-window-font-color="true" style:font-name="Tahoma" fo:font-size="12pt" fo:language="zxx" fo:country="none" fo:font-weight="bold" officeooo:rsid="00435bca" officeooo:paragraph-rsid="00435bca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74" style:family="paragraph" style:parent-style-name="Table_20_Contents">
      <style:text-properties fo:font-size="6pt" officeooo:paragraph-rsid="003ef939" style:font-size-asian="6pt" style:font-size-complex="6pt"/>
    </style:style>
    <style:style style:name="T1" style:family="text">
      <style:text-properties fo:font-weight="normal" officeooo:rsid="0008183c" style:font-weight-asian="normal" style:font-weight-complex="normal"/>
    </style:style>
    <style:style style:name="T2" style:family="text">
      <style:text-properties fo:font-weight="normal" officeooo:rsid="0030bbb4" style:font-weight-asian="normal" style:font-weight-complex="normal"/>
    </style:style>
    <style:style style:name="T3" style:family="text">
      <style:text-properties style:font-name="Tahoma" style:font-name-asian="Tahoma" style:font-name-complex="Tahoma"/>
    </style:style>
    <style:style style:name="T4" style:family="text">
      <style:text-properties style:font-name="Tahoma" officeooo:rsid="000fd15f" style:font-name-asian="Tahoma" style:font-name-complex="Tahoma"/>
    </style:style>
    <style:style style:name="T5" style:family="text">
      <style:text-properties style:font-name="Tahoma" officeooo:rsid="001070fe" style:font-name-asian="Tahoma" style:font-name-complex="Tahoma"/>
    </style:style>
    <style:style style:name="T6" style:family="text">
      <style:text-properties style:use-window-font-color="true" style:font-name="Tahoma" fo:language="zxx" fo:country="none" fo:font-weight="normal" officeooo:rsid="000dbf2d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7" style:family="text">
      <style:text-properties style:use-window-font-color="true" style:font-name="Tahoma" fo:language="zxx" fo:country="none" fo:font-weight="normal" officeooo:rsid="000fd15f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8" style:family="text">
      <style:text-properties style:use-window-font-color="true" style:font-name="Tahoma" fo:language="zxx" fo:country="none" fo:font-weight="normal" officeooo:rsid="001070fe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9" style:family="text">
      <style:text-properties style:use-window-font-color="true" style:font-name="Ubuntu" fo:language="zxx" fo:country="none" fo:font-weight="normal" officeooo:rsid="000fd15f" style:letter-kerning="true" style:font-name-asian="Ubuntu" style:language-asian="zxx" style:country-asian="none" style:font-weight-asian="normal" style:font-name-complex="Ubuntu" style:language-complex="zxx" style:country-complex="none" style:font-weight-complex="normal"/>
    </style:style>
    <style:style style:name="T10" style:family="text">
      <style:text-properties officeooo:rsid="0025c046"/>
    </style:style>
    <style:style style:name="T11" style:family="text">
      <style:text-properties officeooo:rsid="00295eb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a4c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En esta práctica aprenderemos a utilizar los comandos básicos del sistema operativo MS-DOS. esta práctica servirá, además, de introducción a la siguiente, ya que el sistemas MS-DOS y Unix comparten algunos rasgos básicos.</text:p>
      <text:p text:style-name="P20">El intérprete de comando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6"/>
          </table:table-cell>
        </table:table-row>
      </table:table>
      <text:p text:style-name="P44">En esta práctica utilizaremos el intérprete de comandos de Windows. Este intérprete dispone de una versión mejorada del MS-DOS original. Por ejemplo, la línea de comandos de Windows permite la utilización del tabulador para mostrar los diversos elementos de un directorio y con las flechas arriba y abajo permite ver el histórico de los pedidos ejecutadas anteriormente. la línea de pedidos de MS-DOS la encontrará ejecutando el programa cmd.</text:p>
      <text:p text:style-name="P45">Cuando arrancamos el sistema, lo primero que encontramos es el prompt esperando recibir nuestras órdenes. El prompt de MS-DOS muestra en todo momento la ruta en la que nos encontramos, lo que es de gran ayuda a la hora de movernos por el árbol de directori, aunque a veces puede resultar algo incómodo, sobre todo si estamos en un directorio muy profundo.</text:p>
      <text:p text:style-name="P46">Arranque una máquina Windows XP o máquina anfitrión Windows cualquiera. Abra el intérprete de comandos e indique la ruta por defecto de ésta.</text:p>
      <text:p text:style-name="P19">Observaciones importantes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7"/>
          </table:table-cell>
        </table:table-row>
      </table:table>
      <text:p text:style-name="P24"><text:span text:style-name="T5">1. </text:span><text:span text:style-name="T3">Todos los </text:span><text:span text:style-name="T4">comandos</text:span><text:span text:style-name="T3"> de esta práctica se pueden ejecutar tanto en minúsculas como en mayúsculas, ya que Windows y MS-DOS son sistemas case insensitive . Unix, en cambio, es un sistema case sensitive.</text:span></text:p>
      <text:p text:style-name="P23"><text:span text:style-name="T5">2. </text:span><text:span text:style-name="T3">Los nombres de archivo, originariamente, no podían tener más de 8 caracteres por nombre, 1 punto y 3 caracteres para el extensión. En versiones más modernas, estas restricciones se han visto relajadas, pero sí hay una serie de normas a seguir:</text:span></text:p>
      <text:p text:style-name="P25"><text:span text:style-name="T9">•</text:span><text:span text:style-name="T7"> </text:span><text:span text:style-name="T6">No se permiten los caracteres siguientes (caracteres especiales): </text:span><text:span text:style-name="T3">| / , . &lt; &gt; ? \ : ; [ ] * = + ‘</text:span></text:p>
      <text:p text:style-name="P26"><text:span text:style-name="T9">•</text:span><text:span text:style-name="T7"> </text:span><text:span text:style-name="T6">La utilización de extensiones no es obligatoria, pero muy aconsejable, ya que identifica de forma rápida el tipo de archivo con el que estamos trabajando.</text:span></text:p>
      <text:p text:style-name="P22"><text:span text:style-name="T8">3. </text:span><text:span text:style-name="T6">El formato de las órdenes es: orden parámetros opciones . Después de cada orden hay que pulsar Intro para ejecutar.</text:span></text:p>
      <text:p text:style-name="P21">Entrada y salida del sistema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8"/>
          </table:table-cell>
        </table:table-row>
      </table:table>
      <text:p text:style-name="P27"><text:span text:style-name="T5">L</text:span><text:span text:style-name="T3">os dos comandos más básicos de MSDOS son los que permiten entrar y salir de ésta:</text:span></text:p>
      <table:table table:name="Taula4" table:style-name="Taula4">
        <table:table-column table:style-name="Taula4.A"/>
        <table:table-column table:style-name="Taula4.B"/>
        <text:soft-page-break/>
        <table:table-row>
          <table:table-cell table:style-name="Taula4.A1" office:value-type="string">
            <text:p text:style-name="P16">Comando</text:p>
          </table:table-cell>
          <table:table-cell table:style-name="Taula4.B1" office:value-type="string">
            <text:p text:style-name="P16">Utilidad</text:p>
          </table:table-cell>
        </table:table-row>
        <table:table-row>
          <table:table-cell table:style-name="Taula4.A3" office:value-type="string">
            <text:p text:style-name="P11">start</text:p>
          </table:table-cell>
          <table:table-cell table:style-name="Taula4.B3" office:value-type="string">
            <text:p text:style-name="P11">Abre una nueva ventana del intérprete de comandos.</text:p>
          </table:table-cell>
        </table:table-row>
        <table:table-row>
          <table:table-cell table:style-name="Taula4.A3" office:value-type="string">
            <text:p text:style-name="P11">exit</text:p>
          </table:table-cell>
          <table:table-cell table:style-name="Taula4.B3" office:value-type="string">
            <text:p text:style-name="P11">Cierra la ventana del intérprete actual.</text:p>
          </table:table-cell>
        </table:table-row>
      </table:table>
      <text:p text:style-name="P36">Ayuda del sistema MSDOS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9"/>
          </table:table-cell>
        </table:table-row>
      </table:table>
      <text:p text:style-name="P34">Una de las funcionalidades más interesantes del sistema MS-DOS es su ayuda. esta ayuda nos dará información completa sobre los pedidos del sistema y los parámetros y opciones que utiliza.</text:p>
      <table:table table:name="Taula6" table:style-name="Taula6">
        <table:table-column table:style-name="Taula6.A"/>
        <table:table-column table:style-name="Taula6.B"/>
        <table:table-row>
          <table:table-cell table:style-name="Taula6.A1" office:value-type="string">
            <text:p text:style-name="P17">Comando</text:p>
          </table:table-cell>
          <table:table-cell table:style-name="Taula6.B1" office:value-type="string">
            <text:p text:style-name="P17">Utilidad</text:p>
          </table:table-cell>
        </table:table-row>
        <table:table-row>
          <table:table-cell table:style-name="Taula6.A2" office:value-type="string">
            <text:p text:style-name="P12">help [comando]</text:p>
          </table:table-cell>
          <table:table-cell table:style-name="Taula6.B2" office:value-type="string">
            <text:p text:style-name="P12">Muestra la funcionalidad de todos los pedidos del sistema. </text:p>
            <text:p text:style-name="P12">Si introducimos el nombre del pedido nos indica la sintaxis, los parámetros y las opciones del pedido en cuestión.</text:p>
          </table:table-cell>
        </table:table-row>
      </table:table>
      <text:p text:style-name="P37">Los árboles de directorios de MSDOS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10"/>
          </table:table-cell>
        </table:table-row>
      </table:table>
      <text:p text:style-name="P35">MS-DOS y Windows estructuran su sistema de archivos con árboles. Cada árbol empieza a la raíz de una unidad (física o lógica) de almacenamiento.</text:p>
      <text:p text:style-name="P28">● A: es típicamente la unidad de disquete. </text:p>
      <text:p text:style-name="P28">● C: <text:s/>es típicamente la unidad de disco duro. </text:p>
      <text:p text:style-name="P28">● D: <text:s/>es típicamente la unidad óptica (CD, DVD)</text:p>
      <text:p text:style-name="P29">Además, dentro de cada directorio hay dos ficheros especiales:</text:p>
      <text:p text:style-name="P30">● . <text:s/>: Es un enlace al propio directorio. </text:p>
      <text:p text:style-name="P30">● .. <text:s/>: Es un enlace en el directorio superior / padre.</text:p>
      <text:p text:style-name="P31">estos dos ficheros se muestran cuando visualizamos el contenido de cualquier directorio.</text:p>
      <text:p text:style-name="P32">Finalmente, nótese que los directorios, en MS-DOS y Windows se separan mediante la barra inversa " \ ". En cambio, los sistemas Unix utilizan la barra normal " / ".</text:p>
      <text:p text:style-name="P33">Existen varios pedidos para trabajar con ficheros en MS-DOS (los parámetros opcionales indican entre corchetes).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18">Comando</text:p>
          </table:table-cell>
          <table:table-cell table:style-name="Taula8.B1" office:value-type="string">
            <text:p text:style-name="P18">Utilidad</text:p>
          </table:table-cell>
        </table:table-row>
        <table:table-row>
          <table:table-cell table:style-name="Taula8.A4" office:value-type="string">
            <text:p text:style-name="P13">dir [directorio]</text:p>
          </table:table-cell>
          <table:table-cell table:style-name="Taula8.B4" office:value-type="string">
            <text:p text:style-name="P14">Muestra el contenido de un directorio.</text:p>
          </table:table-cell>
        </table:table-row>
        <text:soft-page-break/>
        <table:table-row>
          <table:table-cell table:style-name="Taula8.A3" office:value-type="string">
            <text:p text:style-name="P13">cd [directorio]</text:p>
          </table:table-cell>
          <table:table-cell table:style-name="Taula8.B3" office:value-type="string">
            <text:p text:style-name="P14">Cambia de directorio.</text:p>
          </table:table-cell>
        </table:table-row>
        <table:table-row>
          <table:table-cell table:style-name="Taula8.A4" office:value-type="string">
            <text:p text:style-name="P13">&lt;UNIDAD&gt;:</text:p>
          </table:table-cell>
          <table:table-cell table:style-name="Taula8.B4" office:value-type="string">
            <text:p text:style-name="P15">Cambia el intérprete al cual se encuentra.</text:p>
          </table:table-cell>
        </table:table-row>
      </table:table>
      <text:p text:style-name="P38">Colócate en la raíz de la unidad de disco duro virtual. <text:span text:style-name="T10">¿</text:span>C<text:span text:style-name="T10">ó</text:span>mo lo hace? Vaya mostrando el contenido del directorio al que se encuentra y vaya entrando a otros subdirectorios. <text:span text:style-name="T10">¿</text:span>C<text:span text:style-name="T10">ó</text:span>mo muestra el contenido? <text:span text:style-name="T10">¿</text:span>C<text:span text:style-name="T10">ó</text:span>mo encuentra este nuevos directorios? <text:span text:style-name="T11">Muestra el contenido de un directorio diferente de la actual, ¿cómo lo hizo? Vuelve atrás en el directorio padre, ¿cómo lo puede hacer?</text:span></text:p>
      <text:p text:style-name="P39">¿Qué otra información se le proporciona al ejecutar el comando dir?</text:p>
      <text:p text:style-name="P40">Seguramente os habréis encontrado que alguno de los directorios que listar muestra demasiado información y hay que ir a verla con la barra de desplazamiento de la ventana. cuando trabajamos en un entorno sin GUI (Graphical User Interface) esto no es posible.</text:p>
      <text:p text:style-name="P40">Intente ejecutar dir | more . ¿Qué hace este more? Explique su comportamiento.</text:p>
      <text:p text:style-name="P41">En ocasiones, cuando utilizamos el comando dir esta devuelve demasiada información. La consola de MSDOS dispone de un mecanismo que permite filtrar los archivos que mostramos. En concreto,</text:p>
      <text:p text:style-name="P42">● "?" Representa ningún o 1 carácter cualquiera.</text:p>
      <text:p text:style-name="P42">● "*" representa de 0 a N caracteres cualesquiera.</text:p>
      <text:p text:style-name="P43">estos metacaràcters aplican a cualquier tipo de pedido. Por ejemplo, si queremos listar los archivos de extensión txt de un directorio determinado, haremos <text:span text:style-name="T12">dir*.txt.</text:span></text:p>
      <text:p text:style-name="P48">Lista los archivos o directorios que cumplan las siguientes condiciones (si no <text:span text:style-name="T2">indicamos nada, haremos referencia al directorio actual):</text:span></text:p>
      <table:table table:name="Taula9" table:style-name="Taula9">
        <table:table-column table:style-name="Taula9.A" table:number-columns-repeated="2"/>
        <table:table-row>
          <table:table-cell table:style-name="Taula9.A1" office:value-type="string">
            <text:p text:style-name="P69">Condición</text:p>
          </table:table-cell>
          <table:table-cell table:style-name="Taula9.B1" office:value-type="string">
            <text:p text:style-name="P69">Filtro</text:p>
          </table:table-cell>
        </table:table-row>
        <table:table-row>
          <table:table-cell table:style-name="Taula9.A9" office:value-type="string">
            <text:p text:style-name="P56">Archivos de tipo <text:span text:style-name="T12">doc</text:span> o <text:span text:style-name="T12">xls</text:span>.</text:p>
          </table:table-cell>
          <table:table-cell table:style-name="Taula9.B9" office:value-type="string">
            <text:p text:style-name="P55"/>
          </table:table-cell>
        </table:table-row>
        <table:table-row>
          <table:table-cell table:style-name="Taula9.A9" office:value-type="string">
            <text:p text:style-name="P56">Archivos del directorio actual.</text:p>
          </table:table-cell>
          <table:table-cell table:style-name="Taula9.B9" office:value-type="string">
            <text:p text:style-name="P55"/>
          </table:table-cell>
        </table:table-row>
        <table:table-row>
          <table:table-cell table:style-name="Taula9.A9" office:value-type="string">
            <text:p text:style-name="P56">Archivos o directorios que empiecen por <text:span text:style-name="T12">a</text:span>.</text:p>
          </table:table-cell>
          <table:table-cell table:style-name="Taula9.B9" office:value-type="string">
            <text:p text:style-name="P55"/>
          </table:table-cell>
        </table:table-row>
        <table:table-row>
          <table:table-cell table:style-name="Taula9.A9" office:value-type="string">
            <text:p text:style-name="P56">Archivos que acaben por <text:span text:style-name="T12">a</text:span>.</text:p>
          </table:table-cell>
          <table:table-cell table:style-name="Taula9.B9" office:value-type="string">
            <text:p text:style-name="P55"/>
          </table:table-cell>
        </table:table-row>
        <table:table-row>
          <table:table-cell table:style-name="Taula9.A9" office:value-type="string">
            <text:p text:style-name="P57">Archivos que contienen una <text:span text:style-name="T12">a</text:span> en su nombre.</text:p>
          </table:table-cell>
          <table:table-cell table:style-name="Taula9.B9" office:value-type="string">
            <text:p text:style-name="P55"/>
          </table:table-cell>
        </table:table-row>
        <table:table-row>
          <table:table-cell table:style-name="Taula9.A9" office:value-type="string">
            <text:p text:style-name="P58">Archivos que contienen más de una <text:span text:style-name="T12">a</text:span> en su nombre</text:p>
          </table:table-cell>
          <table:table-cell table:style-name="Taula9.B9" office:value-type="string">
            <text:p text:style-name="P55"/>
          </table:table-cell>
        </table:table-row>
        <text:soft-page-break/>
        <table:table-row>
          <table:table-cell table:style-name="Taula9.A9" office:value-type="string">
            <text:p text:style-name="P59">Directorios con nombre de 5 posiciones o menos.</text:p>
          </table:table-cell>
          <table:table-cell table:style-name="Taula9.B9" office:value-type="string">
            <text:p text:style-name="P55"/>
          </table:table-cell>
        </table:table-row>
        <table:table-row>
          <table:table-cell table:style-name="Taula9.A9" office:value-type="string">
            <text:p text:style-name="P60">Archivos con 5 posiciones o menos.</text:p>
          </table:table-cell>
          <table:table-cell table:style-name="Taula9.B9" office:value-type="string">
            <text:p text:style-name="P55"/>
          </table:table-cell>
        </table:table-row>
      </table:table>
      <text:p text:style-name="P52">El comando dir acepta una serie de opciones que hacen que sea mucho más potente. Utilice la ayuda del sistema, intente las siguientes opciones e indique su utilidad:</text:p>
      <table:table table:name="Taula10" table:style-name="Taula10">
        <table:table-column table:style-name="Taula10.A" table:number-columns-repeated="2"/>
        <table:table-row>
          <table:table-cell table:style-name="Taula10.A1" office:value-type="string">
            <text:p text:style-name="P70">Opción</text:p>
          </table:table-cell>
          <table:table-cell table:style-name="Taula10.B1" office:value-type="string">
            <text:p text:style-name="P71">Utilidad</text:p>
          </table:table-cell>
        </table:table-row>
        <table:table-row>
          <table:table-cell table:style-name="Taula10.A5" office:value-type="string">
            <text:p text:style-name="P61">/<text:span text:style-name="T13">P</text:span></text:p>
          </table:table-cell>
          <table:table-cell table:style-name="Taula10.B5" office:value-type="string">
            <text:p text:style-name="P61"/>
          </table:table-cell>
        </table:table-row>
        <table:table-row>
          <table:table-cell table:style-name="Taula10.A5" office:value-type="string">
            <text:p text:style-name="P61">/<text:span text:style-name="T13">A</text:span></text:p>
          </table:table-cell>
          <table:table-cell table:style-name="Taula10.B5" office:value-type="string">
            <text:p text:style-name="P61"/>
          </table:table-cell>
        </table:table-row>
        <table:table-row>
          <table:table-cell table:style-name="Taula10.A5" office:value-type="string">
            <text:p text:style-name="P61">/<text:span text:style-name="T13">O</text:span></text:p>
          </table:table-cell>
          <table:table-cell table:style-name="Taula10.B5" office:value-type="string">
            <text:p text:style-name="P61"/>
          </table:table-cell>
        </table:table-row>
        <table:table-row>
          <table:table-cell table:style-name="Taula10.A5" office:value-type="string">
            <text:p text:style-name="P61">/<text:span text:style-name="T13">S</text:span></text:p>
          </table:table-cell>
          <table:table-cell table:style-name="Taula10.B5" office:value-type="string">
            <text:p text:style-name="P61"/>
          </table:table-cell>
        </table:table-row>
      </table:table>
      <text:p text:style-name="P49">Ejecuta el comando dir en C:\ y en C:\Windows\. ¿Por qué en C:\ no aparecen <text:s/>los archivos . Y .., y en C:\Windows\ sí?</text:p>
      <text:p text:style-name="P50">Ejecuta el comando tree. ¿Qué hace?</text:p>
      <text:p text:style-name="P50">Ejecuta el comando cls. ¿Qué hace?</text:p>
      <text:p text:style-name="P54">Administración de ficheros y directorios</text:p>
      <table:table table:name="Taula11" table:style-name="Taula11">
        <table:table-column table:style-name="Taula11.A"/>
        <table:table-row>
          <table:table-cell table:style-name="Taula11.A1" office:value-type="string">
            <text:p text:style-name="P74"/>
          </table:table-cell>
        </table:table-row>
      </table:table>
      <text:p text:style-name="P53">MS-DOS dispone de una colección de comandos que permiten la administración de archivos y directorios.</text:p>
      <table:table table:name="Taula12" table:style-name="Taula12">
        <table:table-column table:style-name="Taula12.A" table:number-columns-repeated="2"/>
        <table:table-row>
          <table:table-cell table:style-name="Taula12.A1" office:value-type="string">
            <text:p text:style-name="P72">Comando</text:p>
          </table:table-cell>
          <table:table-cell table:style-name="Taula12.B1" office:value-type="string">
            <text:p text:style-name="P72">Utilidad</text:p>
          </table:table-cell>
        </table:table-row>
        <table:table-row>
          <table:table-cell table:style-name="Taula12.A10" office:value-type="string">
            <text:p text:style-name="P63"><text:span text:style-name="T12">del</text:span> fichero </text:p>
            <text:p text:style-name="P63"><text:span text:style-name="T12">erase</text:span> fichero</text:p>
          </table:table-cell>
          <table:table-cell table:style-name="Taula12.B10" office:value-type="string">
            <text:p text:style-name="P62"/>
          </table:table-cell>
        </table:table-row>
        <table:table-row>
          <table:table-cell table:style-name="Taula12.A10" office:value-type="string">
            <text:p text:style-name="P64"><text:span text:style-name="T12">mkdir</text:span> directorio</text:p>
            <text:p text:style-name="P64"><text:span text:style-name="T12">md</text:span> directorio</text:p>
          </table:table-cell>
          <table:table-cell table:style-name="Taula12.B10" office:value-type="string">
            <text:p text:style-name="P62"/>
          </table:table-cell>
        </table:table-row>
        <table:table-row>
          <table:table-cell table:style-name="Taula12.A10" office:value-type="string">
            <text:p text:style-name="P65"><text:span text:style-name="T12">rmdir</text:span> directorio [/s] </text:p>
            <text:p text:style-name="P65"><text:span text:style-name="T12">rd</text:span> directorio [/s</text:p>
          </table:table-cell>
          <table:table-cell table:style-name="Taula12.B10" office:value-type="string">
            <text:p text:style-name="P62"/>
          </table:table-cell>
        </table:table-row>
        <table:table-row>
          <table:table-cell table:style-name="Taula12.A10" office:value-type="string">
            <text:p text:style-name="P65"><text:span text:style-name="T12">edit</text:span> [fitxer]</text:p>
          </table:table-cell>
          <table:table-cell table:style-name="Taula12.B10" office:value-type="string">
            <text:p text:style-name="P62"/>
          </table:table-cell>
        </table:table-row>
        <table:table-row>
          <table:table-cell table:style-name="Taula12.A10" office:value-type="string">
            <text:p text:style-name="P66"><text:span text:style-name="T12">copy</text:span> origen destino</text:p>
          </table:table-cell>
          <table:table-cell table:style-name="Taula12.B10" office:value-type="string">
            <text:p text:style-name="P62"/>
          </table:table-cell>
        </table:table-row>
        <table:table-row>
          <table:table-cell table:style-name="Taula12.A10" office:value-type="string">
            <text:p text:style-name="P67"><text:span text:style-name="T12">rename</text:span> origen destino</text:p>
            <text:p text:style-name="P67"><text:span text:style-name="T12">ren</text:span> origen destino</text:p>
          </table:table-cell>
          <table:table-cell table:style-name="Taula12.B10" office:value-type="string">
            <text:p text:style-name="P62"/>
          </table:table-cell>
        </table:table-row>
        <table:table-row>
          <table:table-cell table:style-name="Taula12.A10" office:value-type="string">
            <text:p text:style-name="P67"><text:span text:style-name="T12">move</text:span> origen destino </text:p>
            <text:p text:style-name="P67"><text:span text:style-name="T12">mv</text:span> origen destino</text:p>
          </table:table-cell>
          <table:table-cell table:style-name="Taula12.B10" office:value-type="string">
            <text:p text:style-name="P62"/>
          </table:table-cell>
        </table:table-row>
        <text:soft-page-break/>
        <table:table-row>
          <table:table-cell table:style-name="Taula12.A9" office:value-type="string">
            <text:p text:style-name="P68"><text:span text:style-name="T12">type</text:span> fichero</text:p>
          </table:table-cell>
          <table:table-cell table:style-name="Taula12.B9" office:value-type="string">
            <text:p text:style-name="P62"/>
          </table:table-cell>
        </table:table-row>
        <table:table-row>
          <table:table-cell table:style-name="Taula12.A10" office:value-type="string">
            <text:p text:style-name="P73">cls</text:p>
          </table:table-cell>
          <table:table-cell table:style-name="Taula12.B10" office:value-type="string">
            <text:p text:style-name="P62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Ubuntu" svg:font-family="Ubuntu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3.11cm"/>
    </style:style>
    <style:style style:name="Tabla2.B" style:family="table-column">
      <style:table-column-properties style:column-width="5.39cm"/>
    </style:style>
    <style:style style:name="Tabla2.C" style:family="table-column">
      <style:table-column-properties style:column-width="3.891cm"/>
    </style:style>
    <style:style style:name="Tabla2.D" style:family="table-column">
      <style:table-column-properties style:column-width="4.6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08183c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08183c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7 - Utilización básica de MS-DO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7-12-18T19:39:21.614000000</dc:date>
    <meta:editing-cycles>72</meta:editing-cycles>
    <meta:editing-duration>PT2H7M35S</meta:editing-duration>
    <meta:generator>LibreOffice/5.2.2.2$Windows_X86_64 LibreOffice_project/8f96e87c890bf8fa77463cd4b640a2312823f3ad</meta:generator>
    <meta:document-statistic meta:table-count="14" meta:image-count="0" meta:object-count="0" meta:page-count="5" meta:paragraph-count="102" meta:word-count="1031" meta:character-count="6224" meta:non-whitespace-character-count="5283"/>
  </office:meta>
</office:document-meta>
</file>